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DataAccessException.Transient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DataAccessException.TransientDataAccess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